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crosoft YaHei" svg:font-family="'Microsoft YaHei', 'SF Pro Display', Roboto, Noto, Arial, 'PingFang SC',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variant="normal" fo:text-transform="none" fo:color="#333333" fo:letter-spacing="normal" fo:background-color="#ffffff" loext:padding="0in" loext:border="none"/>
    </style:style>
    <style:style style:name="P2" style:family="paragraph" style:parent-style-name="Text_20_body">
      <style:paragraph-properties fo:margin-left="0in" fo:margin-right="0in" fo:margin-top="0in" fo:margin-bottom="0in" loext:contextual-spacing="false" fo:text-indent="0in" style:auto-text-indent="false"/>
    </style:style>
    <style:style style:name="P3" style:family="paragraph" style:parent-style-name="Text_20_body">
      <style:paragraph-properties fo:margin-left="0in" fo:margin-right="0in" fo:margin-top="0in" fo:margin-bottom="0in" loext:contextual-spacing="false" style:line-height-at-least="0.2709in" fo:text-indent="0in" style:auto-text-indent="false" fo:padding="0in" fo:border="none"/>
    </style:style>
    <style:style style:name="P4"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style:font-name-asian="Microsoft YaHei" style:font-size-asian="12pt" style:font-weight-asian="normal" loext:padding="0in" loext:border="none"/>
    </style:style>
    <style:style style:name="P5"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loext:padding="0in" loext:border="none"/>
    </style:style>
    <style:style style:name="P6" style:family="paragraph" style:parent-style-name="Text_20_body">
      <style:paragraph-properties fo:margin-left="0in" fo:margin-right="0.1457in" fo:margin-top="0in" fo:margin-bottom="0in" loext:contextual-spacing="false" style:line-height-at-least="0.2083in" fo:orphans="2" fo:widows="2" fo:text-indent="0in" style:auto-text-indent="false"/>
    </style:style>
    <style:style style:name="P7" style:family="paragraph" style:parent-style-name="Text_20_body">
      <style:paragraph-properties fo:margin-left="0in" fo:margin-right="0.25in" fo:margin-top="0in" fo:margin-bottom="0in" loext:contextual-spacing="false" fo:orphans="2" fo:widows="2" fo:text-indent="0in" style:auto-text-indent="false"/>
    </style:style>
    <style:style style:name="P8" style:family="paragraph" style:parent-style-name="Text_20_body" style:list-style-name="L1">
      <style:paragraph-properties fo:margin-left="0.3335in" fo:margin-right="0in" fo:margin-top="0.0835in" fo:margin-bottom="0in" loext:contextual-spacing="false" fo:text-indent="0in" style:auto-text-indent="false" fo:padding="0in" fo:border="none"/>
      <style:text-properties loext:padding="0in" loext:border="none"/>
    </style:style>
    <style:style style:name="P9" style:family="paragraph" style:parent-style-name="Text_20_body" style:list-style-name="L2">
      <style:paragraph-properties fo:margin-left="0.3335in" fo:margin-right="0in" fo:margin-top="0.0835in" fo:margin-bottom="0in" loext:contextual-spacing="false" fo:text-indent="0in" style:auto-text-indent="false" fo:padding="0in" fo:border="none"/>
      <style:text-properties loext:padding="0in" loext:border="none"/>
    </style:style>
    <style:style style:name="P10" style:family="paragraph" style:parent-style-name="Text_20_body" style:list-style-name="L3">
      <style:paragraph-properties fo:margin-left="0.3335in" fo:margin-right="0in" fo:margin-top="0.0835in" fo:margin-bottom="0in" loext:contextual-spacing="false" fo:text-indent="0in" style:auto-text-indent="false" fo:padding="0in" fo:border="none"/>
      <style:text-properties loext:padding="0in" loext:border="none"/>
    </style:style>
    <style:style style:name="P11" style:family="paragraph" style:parent-style-name="Text_20_body" style:list-style-name="L4">
      <style:paragraph-properties fo:margin-left="0.3335in" fo:margin-right="0in" fo:margin-top="0.0835in" fo:margin-bottom="0in" loext:contextual-spacing="false" fo:text-indent="0in" style:auto-text-indent="false" fo:padding="0in" fo:border="none"/>
      <style:text-properties loext:padding="0in" loext:border="none"/>
    </style:style>
    <style:style style:name="P12" style:family="paragraph" style:parent-style-name="Text_20_body" style:list-style-name="L2">
      <style:paragraph-properties fo:margin-left="0.3335in" fo:margin-right="0in" fo:margin-top="0.0835in" fo:margin-bottom="0in" loext:contextual-spacing="false" fo:text-indent="0in" style:auto-text-indent="false" fo:padding="0in" fo:border="none"/>
      <style:text-properties style:font-name-asian="Microsoft YaHei" style:font-size-asian="12pt" loext:padding="0in" loext:border="none"/>
    </style:style>
    <style:style style:name="P13" style:family="paragraph" style:parent-style-name="Text_20_body" style:list-style-name="L5">
      <style:paragraph-properties fo:margin-left="0.4165in" fo:margin-right="0in" fo:margin-top="0.0835in" fo:margin-bottom="0in" loext:contextual-spacing="false" fo:text-indent="0in" style:auto-text-indent="false" fo:padding="0in" fo:border="none"/>
      <style:text-properties loext:padding="0in" loext:border="none"/>
    </style:style>
    <style:style style:name="P14" style:family="paragraph" style:parent-style-name="Text_20_body" style:list-style-name="L6">
      <style:paragraph-properties fo:margin-left="0.4165in" fo:margin-right="0in" fo:margin-top="0.0835in" fo:margin-bottom="0in" loext:contextual-spacing="false" fo:text-indent="0in" style:auto-text-indent="false" fo:padding="0in" fo:border="none"/>
      <style:text-properties style:font-name-asian="Microsoft YaHei" style:font-size-asian="12pt" loext:padding="0in" loext:border="none"/>
    </style:style>
    <style:style style:name="T1" style:family="text">
      <style:text-properties style:font-name="Microsoft YaHei" fo:font-size="18pt" fo:font-style="normal" fo:font-weight="normal"/>
    </style:style>
    <style:style style:name="T2" style:family="text">
      <style:text-properties style:font-name="Microsoft YaHei" fo:font-size="12pt"/>
    </style:style>
    <style:style style:name="T3" style:family="text">
      <style:text-properties style:font-name="Microsoft YaHei" fo:font-size="12pt" fo:font-weight="normal"/>
    </style:style>
    <style:style style:name="T4" style:family="text">
      <style:text-properties style:font-name-asian="Microsoft YaHei" style:font-size-asian="18pt" style:font-style-asian="normal" style:font-weight-asian="normal"/>
    </style:style>
    <style:style style:name="T5" style:family="text">
      <style:text-properties style:font-name-asian="Microsoft YaHei" style:font-size-asian="12pt"/>
    </style:style>
    <style:style style:name="T6" style:family="text">
      <style:text-properties style:font-name-asian="Microsoft YaHei" style:font-size-asian="12pt" style:font-weight-asian="normal"/>
    </style:style>
    <style:style style:name="T7" style:family="text">
      <style:text-properties fo:color="#3399ea" style:text-line-through-style="none" style:text-line-through-type="none" style:text-underline-style="none" style:text-blinking="false" style:font-name-asian="Microsoft YaHei" style:font-size-asian="9pt" loext:padding="0in" loext:border="none"/>
    </style:style>
    <style:style style:name="T8" style:family="text">
      <style:text-properties fo:color="#3399ea" style:text-line-through-style="none" style:text-line-through-type="none" style:font-name="Microsoft YaHei" fo:font-size="10.5pt" style:text-underline-style="none" style:text-blinking="false" loext:padding="0in" loext:border="none"/>
    </style:style>
    <style:style style:name="T9" style:family="text">
      <style:text-properties fo:font-variant="normal" fo:text-transform="none" fo:color="#858585" style:font-name="Microsoft YaHei" fo:font-size="10.5pt" fo:letter-spacing="normal" fo:font-style="normal" fo:font-weight="normal" fo:background-color="#ffffff" loext:char-shading-value="0" loext:padding="0in" loext:border="none"/>
    </style:style>
    <style:style style:name="T10" style:family="text">
      <style:text-properties fo:font-variant="normal" fo:text-transform="none" fo:color="#858585" fo:letter-spacing="normal" fo:background-color="#ffffff" loext:char-shading-value="0" style:font-name-asian="Microsoft YaHei" style:font-size-asian="10.5pt" style:font-style-asian="normal" style:font-weight-asian="normal" loext:padding="0in" loext:border="none"/>
    </style:style>
    <style:style style:name="T11" style:family="text">
      <style:text-properties fo:font-variant="normal" fo:text-transform="none" fo:color="#858585" fo:letter-spacing="normal" fo:background-color="#ffffff" loext:char-shading-value="0" style:font-name-asian="Microsoft YaHei" style:font-size-asian="9pt" style:font-style-asian="normal" style:font-weight-asian="normal" loext:padding="0in" loext:border="none"/>
    </style:style>
    <style:style style:name="T12" style:family="text">
      <style:text-properties fo:font-variant="normal" fo:text-transform="none" fo:color="#78a5f1" style:text-line-through-style="none" style:text-line-through-type="none" fo:letter-spacing="normal" style:text-underline-style="none" style:text-blinking="false" fo:background-color="#ffffff" loext:char-shading-value="0" style:font-name-asian="Microsoft YaHei" style:font-size-asian="10.5pt" style:font-style-asian="normal" style:font-weight-asian="normal" loext:padding="0in" loext:border="none"/>
    </style:style>
    <style:style style:name="T13" style:family="text">
      <style:text-properties fo:font-variant="normal" fo:text-transform="none" fo:color="#3399ea" fo:letter-spacing="normal" fo:background-color="#ffffff" loext:char-shading-value="0" style:font-name-asian="Microsoft YaHei" style:font-size-asian="9pt" style:font-style-asian="normal" style:font-weight-asian="normal" loext:padding="0in" loext:border="none"/>
    </style:style>
    <style:style style:name="T14" style:family="text">
      <style:text-properties fo:font-variant="normal" fo:text-transform="none" fo:color="#4d4d4d" fo:letter-spacing="normal" fo:background-color="#ffffff" loext:char-shading-value="0" style:font-name-asian="Microsoft YaHei" style:font-size-asian="9pt" style:font-style-asian="normal" style:font-weight-asian="normal" loext:padding="0in" loext:border="none"/>
    </style:style>
    <style:style style:name="T15" style:family="text">
      <style:text-properties fo:font-variant="normal" fo:text-transform="none" fo:color="#79a5e5" style:text-line-through-style="none" style:text-line-through-type="none" style:font-name="Microsoft YaHei" fo:font-size="9pt" fo:letter-spacing="normal" fo:font-style="normal" style:text-underline-style="none" fo:font-weight="normal" style:text-blinking="false" fo:background-color="#ffffff" loext:char-shading-value="0" loext:padding="0in" loext:border="none"/>
    </style:style>
    <style:style style:name="T16" style:family="text">
      <style:text-properties fo:font-variant="normal" fo:text-transform="none" fo:color="#79a5e5" style:text-line-through-style="none" style:text-line-through-type="none" fo:letter-spacing="normal" style:text-underline-style="none" style:text-blinking="false" fo:background-color="#ffffff" loext:char-shading-value="0" style:font-name-asian="Microsoft YaHei" style:font-size-asian="9pt" style:font-style-asian="normal" style:font-weight-asian="normal" loext:padding="0in" loext:border="none"/>
    </style:style>
    <style:style style:name="T17" style:family="text">
      <style:text-properties fo:color="#4d4d4d" style:font-name-asian="Microsoft YaHei" style:font-size-asian="9pt" loext:padding="0in" loext:border="none"/>
    </style:style>
    <style:style style:name="T18" style:family="text">
      <style:text-properties fo:color="#4d4d4d" style:font-name-asian="Microsoft YaHei" style:font-size-asian="12pt" style:font-weight-asian="bold" loext:padding="0in" loext:border="none"/>
    </style:style>
    <style:style style:name="T19" style:family="text">
      <style:text-properties fo:color="#4d4d4d" style:font-name-asian="Microsoft YaHei" style:font-size-asian="12pt" style:font-weight-asian="normal" loext:padding="0in" loext:border="none"/>
    </style:style>
    <style:style style:name="T20" style:family="text">
      <style:text-properties fo:color="#6795b5" style:text-line-through-style="none" style:text-line-through-type="none" style:font-name="Microsoft YaHei" fo:font-size="12pt" style:text-underline-style="none" fo:font-weight="normal" style:text-blinking="false"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4">什么是内存泄露，如何避免内存泄露 </text:span><text:span text:style-name="T1">C++</text:span></text:h>
      <text:p text:style-name="P6"><text:span text:style-name="T9">2018</text:span><text:span text:style-name="T10">年</text:span><text:span text:style-name="T9">06</text:span><text:span text:style-name="T10">月</text:span><text:span text:style-name="T9">29</text:span><text:span text:style-name="T10">日 </text:span><text:span text:style-name="T9">21:01:08 </text:span><text:a xlink:type="simple" xlink:href="https://me.csdn.net/summer00072" office:target-frame-name="_blank" xlink:show="new" text:style-name="Internet_20_link" text:visited-style-name="Visited_20_Internet_20_Link"><text:span text:style-name="T12">小肥羊的慢慢科研路</text:span></text:a><text:span text:style-name="T10"> 阅读数 </text:span><text:span text:style-name="T9">1624</text:span><text:span text:style-name="T13">更多</text:span></text:p>
      <text:p text:style-name="P7"><text:span text:style-name="T14">分类专栏：</text:span><text:span text:style-name="T11"> </text:span><text:a xlink:type="simple" xlink:href="https://blog.csdn.net/summer00072/article/category/7827217" office:target-frame-name="_blank" xlink:show="new" text:style-name="Internet_20_link" text:visited-style-name="Visited_20_Internet_20_Link"><text:span text:style-name="T15">C++</text:span></text:a><text:a xlink:type="simple" xlink:href="https://blog.csdn.net/summer00072/article/category/7827217" office:target-frame-name="_blank" xlink:show="new" text:style-name="Internet_20_link" text:visited-style-name="Visited_20_Internet_20_Link"><text:span text:style-name="T16">学习</text:span></text:a></text:p>
      <text:section text:style-name="Sect1" text:name="article_content">
        <text:p text:style-name="P2"><text:span text:style-name="T17">版权声明：本文为博主原创文章，遵循</text:span><text:a xlink:type="simple" xlink:href="http://creativecommons.org/licenses/by-sa/4.0/" office:target-frame-name="_blank" xlink:show="new" text:style-name="Internet_20_link" text:visited-style-name="Visited_20_Internet_20_Link"><text:span text:style-name="T7"> </text:span></text:a><text:a xlink:type="simple" xlink:href="http://creativecommons.org/licenses/by-sa/4.0/" office:target-frame-name="_blank" xlink:show="new" text:style-name="Internet_20_link" text:visited-style-name="Visited_20_Internet_20_Link"><text:span text:style-name="T8">CC 4.0 BY-SA </text:span></text:a><text:span text:style-name="T17">版权协议，转载请附上原文出处链接和本声明。</text:span></text:p>
        <text:p text:style-name="P2"><text:span text:style-name="T17">本文链接：</text:span><text:a xlink:type="simple" xlink:href="https://blog.csdn.net/summer00072/article/details/80861714" text:style-name="Internet_20_link" text:visited-style-name="Visited_20_Internet_20_Link"><text:span text:style-name="T8">https://blog.csdn.net/summer00072/article/details/80861714</text:span></text:a></text:p>
        <text:section text:style-name="Sect1" text:name="content_views">
          <text:p text:style-name="P3"><text:span text:style-name="Strong_20_Emphasis"><text:span text:style-name="T18">定义</text:span></text:span></text:p>
          <text:list xml:id="list9011368894108757358" text:style-name="L1">
            <text:list-item>
              <text:p text:style-name="P8"><text:span text:style-name="T5">内存泄露（</text:span><text:span text:style-name="T2">memory lock</text:span><text:span text:style-name="T5">）是指由于疏忽或错误造成程序未能释放已经不再使用的内存的情况。</text:span></text:p>
            </text:list-item>
          </text:list>
          <text:p text:style-name="P3"><text:span text:style-name="Strong_20_Emphasis"><text:span text:style-name="T18">进一步解释</text:span></text:span></text:p>
          <text:list xml:id="list2114568570688276682" text:style-name="L2">
            <text:list-item>
              <text:p text:style-name="P12">内存泄露其实并非指内存再物理上的小时，而是在应用程序分配某段内存后，由于涉及错误，死去了对该内存的控制，因而造成了内存的浪费。</text:p>
            </text:list-item>
            <text:list-item>
              <text:p text:style-name="P9"><text:span text:style-name="T5">一般常说的内存泄露是指堆内存的泄露，堆是动态分配内存的，并且可以分配使用很大的内存，使用不好会产生内存泄露，使用不好会产生内存泄露。频繁的使用</text:span><text:span text:style-name="T2">malloc</text:span><text:span text:style-name="T5">和</text:span><text:span text:style-name="T2">free</text:span><text:span text:style-name="T5">会产生内存碎片（类似磁盘碎片）。</text:span></text:p>
            </text:list-item>
            <text:list-item>
              <text:p text:style-name="P9"><text:span text:style-name="T5">一般使用</text:span><text:span text:style-name="T2">malloc</text:span><text:span text:style-name="T5">、</text:span><text:span text:style-name="T2">calloc</text:span><text:span text:style-name="T5">、</text:span><text:span text:style-name="T2">realloc</text:span><text:span text:style-name="T5">、</text:span><text:span text:style-name="T2">new</text:span><text:span text:style-name="T5">等函数从堆中分配到一块内存，使用完后，也应该对应的调用</text:span><text:span text:style-name="T2">free</text:span><text:span text:style-name="T5">或</text:span><text:span text:style-name="T2">delete</text:span><text:span text:style-name="T5">来释放内存块，否则这块内存就不能再次使用，造成内存泄露</text:span></text:p>
            </text:list-item>
            <text:list-item>
              <text:p text:style-name="P9"><text:span text:style-name="T5">对</text:span><text:span text:style-name="T2">new</text:span><text:span text:style-name="T5">或</text:span><text:span text:style-name="T2">malloc</text:span><text:span text:style-name="T5">出的指针进行重新赋值，也会导致内存泄露</text:span></text:p>
            </text:list-item>
          </text:list>
          <text:p text:style-name="P3"><text:span text:style-name="Strong_20_Emphasis"><text:span text:style-name="T18">避免内存泄露</text:span></text:span></text:p>
          <text:list xml:id="list7416676384803032369" text:style-name="L3">
            <text:list-item>
              <text:p text:style-name="P10"><text:span text:style-name="T5">方法</text:span><text:span text:style-name="T2">1</text:span><text:span text:style-name="T5">：内部封装</text:span></text:p>
            </text:list-item>
          </text:list>
          <text:p text:style-name="P3"><text:span text:style-name="T19">参考：</text:span><text:a xlink:type="simple" xlink:href="https://blog.csdn.net/yes_I_am/article/details/51182971" text:style-name="Internet_20_link" text:visited-style-name="Visited_20_Internet_20_Link"><text:span text:style-name="T20">https://blog.csdn.net/yes_I_am/article/details/51182971</text:span></text:a></text:p>
          <text:p text:style-name="P4">程序内存分配中栈区和堆区的特点不同，栈区的数据生命周期结束时系统会自动回收栈上的内存，而堆上的内存由程序员自己分配，堆上数据的生命周期结束时系统不会自动回收它的内存，而是需要程序员手动释放，这样就很容易造成内存泄露。</text:p>
          <text:p text:style-name="P5"><text:span text:style-name="T6">想要避免内存泄露就需要用到栈和堆的特性，以及</text:span><text:span text:style-name="T3">C++</text:span><text:span text:style-name="T6">析构函数的特性，在</text:span><text:span text:style-name="T3">C++</text:span><text:span text:style-name="T6">中，当</text:span><text:span text:style-name="T3">class</text:span><text:span text:style-name="T6">对象的生命周期结束时，</text:span><text:span text:style-name="T3">class</text:span><text:span text:style-name="T6">对象会自动调用自己的自购函数来释放类实例化时构造函数所申请的内存空间。</text:span></text:p>
          <text:p text:style-name="P4">具体方法</text:p>
          <text:p text:style-name="P5"><text:span text:style-name="T6">将动态内存的申请放在类的构造函数中，然后在类的析构函数中手动释放构造函数申请的内存空间，最后将</text:span><text:span text:style-name="T3">class</text:span><text:span text:style-name="T6">对象定义在程序栈上。这样在</text:span><text:span text:style-name="T3">class</text:span><text:span text:style-name="T6">对象生命周期结束时，系统会自动回收栈上</text:span><text:span text:style-name="T3">class</text:span><text:span text:style-name="T6">对象所占的内存，同时</text:span><text:span text:style-name="T3">class</text:span><text:span text:style-name="T6">对象在他的生命周期结束时将会自动调用自</text:span><text:soft-page-break/><text:span text:style-name="T6">己的析构函数来释放构造函数申请的堆内存空间，这样就可以间接地使用程序栈来管理分配的内存，也间接地避免了程序运行过程中内存的泄露。</text:span></text:p>
          <text:p text:style-name="P4">代码实现</text:p>
          <text:p text:style-name="P3"><text:span text:style-name="T19">参考：</text:span><text:a xlink:type="simple" xlink:href="http://www.cppblog.com/kangnixi/archive/2010/02/15/107878.aspx" text:style-name="Internet_20_link" text:visited-style-name="Visited_20_Internet_20_Link"><text:span text:style-name="T20">http://www.cppblog.com/kangnixi/archive/2010/02/15/107878.aspx</text:span></text:a></text:p>
          <text:list xml:id="list2213563148813164086" text:style-name="L4">
            <text:list-item>
              <text:p text:style-name="P11"><text:span text:style-name="T5">方法</text:span><text:span text:style-name="T2">2</text:span><text:span text:style-name="T5">：智能指针</text:span></text:p>
            </text:list-item>
          </text:list>
          <text:p text:style-name="P3"><text:span text:style-name="T19">参考：</text:span><text:a xlink:type="simple" xlink:href="https://blog.csdn.net/xt_xiaotian/article/details/5714477" text:style-name="Internet_20_link" text:visited-style-name="Visited_20_Internet_20_Link"><text:span text:style-name="T20">https://blog.csdn.net/xt_xiaotian/article/details/5714477</text:span></text:a></text:p>
          <text:p text:style-name="P3"><text:span text:style-name="T19">参考：</text:span><text:a xlink:type="simple" xlink:href="http://www.cnblogs.com/xiehongfeng100/p/4645555.html#autoid-1-0-0" text:style-name="Internet_20_link" text:visited-style-name="Visited_20_Internet_20_Link"><text:span text:style-name="T20">http://www.cnblogs.com/xiehongfeng100/p/4645555.html#autoid-1-0-0</text:span></text:a></text:p>
          <text:p text:style-name="P3"><text:span text:style-name="T19">参考：</text:span><text:a xlink:type="simple" xlink:href="https://www.cnblogs.com/lanxuezaipiao/p/4132096.html" text:style-name="Internet_20_link" text:visited-style-name="Visited_20_Internet_20_Link"><text:span text:style-name="T20">https://www.cnblogs.com/lanxuezaipiao/p/4132096.html</text:span></text:a></text:p>
          <text:p text:style-name="P5"><text:span text:style-name="T6">对于编译器来说，智能指针实际上是一个栈对象，并非指针类型，在栈对象生命期即将结束时，智能指针通过析构函数释放有它管理的堆内存。自</text:span><text:span text:style-name="T3">C++11</text:span><text:span text:style-name="T6">起，</text:span><text:span text:style-name="T3">C++</text:span><text:span text:style-name="T6">标准提供两大类型的智能指针：</text:span></text:p>
          <text:list xml:id="list122774149901599457" text:style-name="L5">
            <text:list-item>
              <text:p text:style-name="P13"><text:span text:style-name="T2">Class shared_ptr</text:span><text:span text:style-name="T5">实现共享式拥有（</text:span><text:span text:style-name="T2">shared ownership</text:span><text:span text:style-name="T5">）概念。多个智能指针可以指向相同对象，该对象和其相关资源会在“最后一个引用（</text:span><text:span text:style-name="T2">reference</text:span><text:span text:style-name="T5">）被销毁”时释放。为了在结构复杂的情境中执行上述工作，标准库提供了</text:span><text:span text:style-name="T2">weak_ptr</text:span><text:span text:style-name="T5">、</text:span><text:span text:style-name="T2">bad_weak_ptr</text:span><text:span text:style-name="T5">和</text:span><text:span text:style-name="T2">enable_shared_from_this</text:span><text:span text:style-name="T5">等辅助类。</text:span></text:p>
            </text:list-item>
            <text:list-item>
              <text:p text:style-name="P13"><text:span text:style-name="T2">Class unique_ptr</text:span><text:span text:style-name="T5">实现独占式拥有（</text:span><text:span text:style-name="T2">exclusive ownership</text:span><text:span text:style-name="T5">）或严格拥有（</text:span><text:span text:style-name="T2">strict ownership</text:span><text:span text:style-name="T5">）概念，保证同一时间内只有一个智能指针可以指向该对象。一旦拥有者被销毁或变成空，或开始拥有另一个对象，先前拥有的那个对象就会被销毁，其任何相应资源也会被释放。它对于避免资源泄露（</text:span><text:span text:style-name="T2">resource leak</text:span><text:span text:style-name="T5">）</text:span><text:span text:style-name="T2">--</text:span><text:span text:style-name="T5">例如“以</text:span><text:span text:style-name="T2">new</text:span><text:span text:style-name="T5">创建对象后因为发生异常而忘记调用</text:span><text:span text:style-name="T2">delete”--</text:span><text:span text:style-name="T5">特别有用。</text:span></text:p>
            </text:list-item>
          </text:list>
          <text:p text:style-name="P5">    <text:span text:style-name="T6">注：</text:span><text:span text:style-name="T3">C++98</text:span><text:span text:style-name="T6">中的</text:span><text:span text:style-name="T3">Class auto_ptr</text:span><text:span text:style-name="T6">在</text:span><text:span text:style-name="T3">C++11</text:span><text:span text:style-name="T6">中已不再建议使用。</text:span></text:p>
          <text:p text:style-name="P4">使用智能指针的原因</text:p>
          <text:list xml:id="list4035505515623218815" text:style-name="L6">
            <text:list-item>
              <text:p text:style-name="P14">智能指针能够帮我们处理资源泄露问题；</text:p>
            </text:list-item>
            <text:list-item>
              <text:p text:style-name="P14">它也能够帮我们处理空悬指针的问题；</text:p>
            </text:list-item>
            <text:list-item>
              <text:p text:style-name="P14">它还能够帮我们处理比较隐晦的由异常造成的资源泄露。</text:p>
            </text:list-item>
          </text:list>
          <text:p text:style-name="P5"><text:span text:style-name="T3">C++</text:span><text:span text:style-name="T6">内存管理</text:span></text:p>
          <text:p text:style-name="P3"><text:span text:style-name="T19">参考：</text:span><text:a xlink:type="simple" xlink:href="https://blog.csdn.net/zhanghefu/article/details/5003407" text:style-name="Internet_20_link" text:visited-style-name="Visited_20_Internet_20_Link"><text:span text:style-name="T20">https://blog.csdn.net/zhanghefu/article/details/5003407</text:span></text:a></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crosoft YaHei" svg:font-family="'Microsoft YaHei', 'SF Pro Display', Roboto, Noto, Arial, 'PingFang SC',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16:40.397840511</meta:creation-date>
    <dc:date>2019-09-02T10:17:00.937321150</dc:date>
    <meta:editing-duration>PT20S</meta:editing-duration>
    <meta:editing-cycles>1</meta:editing-cycles>
    <meta:document-statistic meta:table-count="0" meta:image-count="0" meta:object-count="0" meta:page-count="2" meta:paragraph-count="35" meta:word-count="1226" meta:character-count="1917" meta:non-whitespace-character-count="1895"/>
    <meta:generator>LibreOffice/5.1.6.2$Linux_X86_64 LibreOffice_project/10m0$Build-2</meta:generator>
  </office:meta>
</office:document-meta>
</file>